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07in"/>
    </style:style>
    <style:style style:name="ro1" style:family="table-row">
      <style:table-row-properties style:row-height="0.2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24in" svg:height="3.5409in" svg:x="17.3161in" svg:y="1.089in">
            <draw:object draw:notify-on-update-of-ranges="Sheet1.F5:Sheet1.F8 Sheet1.M5:Sheet1.M8 Sheet1.M9:Sheet1.M12 Sheet1.M13:Sheet1.M17 Sheet1.N13:Sheet1.N17 Sheet1.N13:Sheet1.N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24in" svg:height="3.5409in" svg:x="20.5752in" svg:y="5.4929in">
            <draw:object draw:notify-on-update-of-ranges="Sheet1.O34:Sheet1.P34 Sheet1.O35:Sheet1.P35 Sheet1.O35:Sheet1.P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6in" svg:height="3.5413in" svg:x="8.8772in" svg:y="9.4165in">
            <draw:object draw:notify-on-update-of-ranges="Sheet1.G32:Sheet1.G36 Sheet1.H32:Sheet1.H36 Sheet1.H32:Sheet1.H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16in" svg:height="3.5413in" svg:x="15.7693in" svg:y="9.3673in">
            <draw:object draw:notify-on-update-of-ranges="Sheet1.J32:Sheet1.J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<text:s/>Overheads</text:p>
          </table:table-cell>
          <table:table-cell office:value-type="string" calcext:value-type="string">
            <text:p>1 failure</text:p>
          </table:table-cell>
          <table:table-cell table:number-columns-repeated="16381"/>
        </table:table-row>
        <table:table-row table:style-name="ro1">
          <table:table-cell table:number-columns-repeated="5"/>
          <table:table-cell table:style-name="ce1" office:value-type="string" calcext:value-type="string">
            <text:p>Op Times</text:p>
          </table:table-cell>
          <table:table-cell table:number-columns-repeated="16378"/>
        </table:table-row>
        <table:table-row table:style-name="ro1">
          <table:table-cell/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Re-replication Time</text:p>
          </table:table-cell>
          <table:table-cell table:style-name="ce1" office:value-type="string" calcext:value-type="string">
            <text:p>Bandwidth</text:p>
          </table:table-cell>
          <table:table-cell table:style-name="ce1" office:value-type="string" calcext:value-type="string">
            <text:p>File size</text:p>
          </table:table-cell>
          <table:table-cell table:style-name="ce2" office:value-type="string" calcext:value-type="string">
            <text:p>File Size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Trial 1</text:p>
          </table:table-cell>
          <table:table-cell table:style-name="ce2" office:value-type="string" calcext:value-type="string">
            <text:p>Trial 2</text:p>
          </table:table-cell>
          <table:table-cell table:style-name="ce2" office:value-type="string" calcext:value-type="string">
            <text:p>Trial 3</text:p>
          </table:table-cell>
          <table:table-cell table:style-name="ce2" office:value-type="string" calcext:value-type="string">
            <text:p>Trial <text:s/>4</text:p>
          </table:table-cell>
          <table:table-cell table:style-name="ce2" office:value-type="string" calcext:value-type="string">
            <text:p>Trial 5</text:p>
          </table:table-cell>
          <table:table-cell table:style-name="ce2" office:value-type="string" calcext:value-type="string">
            <text:p>Avg</text:p>
          </table:table-cell>
          <table:table-cell table:style-name="ce2" office:value-type="string" calcext:value-type="string">
            <text:p>Std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table:number-columns-repeated="2"/>
          <table:table-cell table:number-columns-repeated="2" office:value-type="string" calcext:value-type="string">
            <text:p>64B</text:p>
          </table:table-cell>
          <table:table-cell office:value-type="string" calcext:value-type="string">
            <text:p>Update</text:p>
          </table:table-cell>
          <table:table-cell office:value-type="float" office:value="0.277659362" calcext:value-type="float">
            <text:p>0.277659362</text:p>
          </table:table-cell>
          <table:table-cell office:value-type="float" office:value="0.719979439" calcext:value-type="float">
            <text:p>0.719979439</text:p>
          </table:table-cell>
          <table:table-cell office:value-type="float" office:value="1.011987978" calcext:value-type="float">
            <text:p>1.011987978</text:p>
          </table:table-cell>
          <table:table-cell office:value-type="float" office:value="0.221855531" calcext:value-type="float">
            <text:p>0.221855531</text:p>
          </table:table-cell>
          <table:table-cell office:value-type="float" office:value="0.846466376" calcext:value-type="float">
            <text:p>0.846466376</text:p>
          </table:table-cell>
          <table:table-cell table:formula="of:=AVERAGE([.H5:.L5])" office:value-type="float" office:value="0.6155897372" calcext:value-type="float">
            <text:p>0.6155897372</text:p>
          </table:table-cell>
          <table:table-cell table:formula="of:=STDEV([.H5:.L5])" office:value-type="float" office:value="0.350198644025634" calcext:value-type="float">
            <text:p>0.35019864402563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KB</text:p>
          </table:table-cell>
          <table:table-cell table:number-columns-repeated="2"/>
          <table:table-cell table:number-columns-repeated="2" office:value-type="string" calcext:value-type="string">
            <text:p>1KB</text:p>
          </table:table-cell>
          <table:table-cell office:value-type="string" calcext:value-type="string">
            <text:p>Update</text:p>
          </table:table-cell>
          <table:table-cell office:value-type="float" office:value="0.059205996" calcext:value-type="float">
            <text:p>0.059205996</text:p>
          </table:table-cell>
          <table:table-cell office:value-type="float" office:value="0.203676816" calcext:value-type="float">
            <text:p>0.203676816</text:p>
          </table:table-cell>
          <table:table-cell office:value-type="float" office:value="0.423249578" calcext:value-type="float">
            <text:p>0.423249578</text:p>
          </table:table-cell>
          <table:table-cell office:value-type="float" office:value="0.105161448" calcext:value-type="float">
            <text:p>0.105161448</text:p>
          </table:table-cell>
          <table:table-cell office:value-type="float" office:value="1.014701669" calcext:value-type="float">
            <text:p>1.014701669</text:p>
          </table:table-cell>
          <table:table-cell table:formula="of:=AVERAGE([.H6:.L6])" office:value-type="float" office:value="0.3611991014" calcext:value-type="float">
            <text:p>0.3611991014</text:p>
          </table:table-cell>
          <table:table-cell table:formula="of:=STDEV([.H6:.L6])" office:value-type="float" office:value="0.391306866018037" calcext:value-type="float">
            <text:p>0.39130686601803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MB</text:p>
          </table:table-cell>
          <table:table-cell table:number-columns-repeated="2"/>
          <table:table-cell table:number-columns-repeated="2" office:value-type="string" calcext:value-type="string">
            <text:p>1MB</text:p>
          </table:table-cell>
          <table:table-cell office:value-type="string" calcext:value-type="string">
            <text:p>Update</text:p>
          </table:table-cell>
          <table:table-cell office:value-type="float" office:value="0.814349146" calcext:value-type="float">
            <text:p>0.814349146</text:p>
          </table:table-cell>
          <table:table-cell office:value-type="float" office:value="0.243882716" calcext:value-type="float">
            <text:p>0.243882716</text:p>
          </table:table-cell>
          <table:table-cell office:value-type="float" office:value="0.904186531" calcext:value-type="float">
            <text:p>0.904186531</text:p>
          </table:table-cell>
          <table:table-cell office:value-type="float" office:value="0.132738794" calcext:value-type="float">
            <text:p>0.132738794</text:p>
          </table:table-cell>
          <table:table-cell office:value-type="float" office:value="0.524837546" calcext:value-type="float">
            <text:p>0.524837546</text:p>
          </table:table-cell>
          <table:table-cell table:formula="of:=AVERAGE([.H7:.L7])" office:value-type="float" office:value="0.5239989466" calcext:value-type="float">
            <text:p>0.5239989466</text:p>
          </table:table-cell>
          <table:table-cell table:formula="of:=STDEV([.H7:.L7])" office:value-type="float" office:value="0.339262490754065" calcext:value-type="float">
            <text:p>0.33926249075406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table:number-columns-repeated="2"/>
          <table:table-cell table:number-columns-repeated="2" office:value-type="string" calcext:value-type="string">
            <text:p>25MB</text:p>
          </table:table-cell>
          <table:table-cell office:value-type="string" calcext:value-type="string">
            <text:p>Update</text:p>
          </table:table-cell>
          <table:table-cell office:value-type="float" office:value="1.137686829" calcext:value-type="float">
            <text:p>1.137686829</text:p>
          </table:table-cell>
          <table:table-cell office:value-type="float" office:value="1.073930529" calcext:value-type="float">
            <text:p>1.073930529</text:p>
          </table:table-cell>
          <table:table-cell office:value-type="float" office:value="2.103363065" calcext:value-type="float">
            <text:p>2.103363065</text:p>
          </table:table-cell>
          <table:table-cell office:value-type="float" office:value="1.261512375" calcext:value-type="float">
            <text:p>1.261512375</text:p>
          </table:table-cell>
          <table:table-cell office:value-type="float" office:value="2.028076632" calcext:value-type="float">
            <text:p>2.028076632</text:p>
          </table:table-cell>
          <table:table-cell table:formula="of:=AVERAGE([.H8:.L8])" office:value-type="float" office:value="1.520913886" calcext:value-type="float">
            <text:p>1.520913886</text:p>
          </table:table-cell>
          <table:table-cell table:formula="of:=STDEV([.H8:.L8])" office:value-type="float" office:value="0.502595100356387" calcext:value-type="float">
            <text:p>0.50259510035638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00MB</text:p>
          </table:table-cell>
          <table:table-cell table:number-columns-repeated="2"/>
          <table:table-cell office:value-type="string" calcext:value-type="string">
            <text:p>100M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Insert</text:p>
          </table:table-cell>
          <table:table-cell office:value-type="float" office:value="0.870592722" calcext:value-type="float">
            <text:p>0.870592722</text:p>
          </table:table-cell>
          <table:table-cell office:value-type="float" office:value="0.865190473" calcext:value-type="float">
            <text:p>0.865190473</text:p>
          </table:table-cell>
          <table:table-cell office:value-type="float" office:value="0.869020935" calcext:value-type="float">
            <text:p>0.869020935</text:p>
          </table:table-cell>
          <table:table-cell office:value-type="float" office:value="0.86948635" calcext:value-type="float">
            <text:p>0.86948635</text:p>
          </table:table-cell>
          <table:table-cell office:value-type="float" office:value="0.864663253" calcext:value-type="float">
            <text:p>0.864663253</text:p>
          </table:table-cell>
          <table:table-cell table:formula="of:=AVERAGE([.H9:.L9])" office:value-type="float" office:value="0.8677907466" calcext:value-type="float">
            <text:p>0.8677907466</text:p>
          </table:table-cell>
          <table:table-cell table:formula="of:=STDEV([.H9:.L9])" office:value-type="float" office:value="0.00268244941912655" calcext:value-type="float">
            <text:p>0.00268244941912655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1KB</text:p>
          </table:table-cell>
          <table:table-cell office:value-type="string" calcext:value-type="string">
            <text:p>Insert</text:p>
          </table:table-cell>
          <table:table-cell office:value-type="float" office:value="0.879900535" calcext:value-type="float">
            <text:p>0.879900535</text:p>
          </table:table-cell>
          <table:table-cell office:value-type="float" office:value="0.877070326" calcext:value-type="float">
            <text:p>0.877070326</text:p>
          </table:table-cell>
          <table:table-cell office:value-type="float" office:value="0.861779943" calcext:value-type="float">
            <text:p>0.861779943</text:p>
          </table:table-cell>
          <table:table-cell office:value-type="float" office:value="0.86760155" calcext:value-type="float">
            <text:p>0.86760155</text:p>
          </table:table-cell>
          <table:table-cell office:value-type="float" office:value="0.858904742" calcext:value-type="float">
            <text:p>0.858904742</text:p>
          </table:table-cell>
          <table:table-cell table:formula="of:=AVERAGE([.H10:.L10])" office:value-type="float" office:value="0.8690514192" calcext:value-type="float">
            <text:p>0.8690514192</text:p>
          </table:table-cell>
          <table:table-cell table:formula="of:=STDEV([.H10:.L10])" office:value-type="float" office:value="0.00921870008371801" calcext:value-type="float">
            <text:p>0.00921870008371801</text:p>
          </table:table-cell>
          <table:table-cell table:number-columns-repeated="16370"/>
        </table:table-row>
        <table:table-row table:style-name="ro1">
          <table:table-cell/>
          <table:table-cell table:style-name="ce1" office:value-type="string" calcext:value-type="string">
            <text:p>Op Times</text:p>
          </table:table-cell>
          <table:table-cell office:value-type="string" calcext:value-type="string">
            <text:p>No failures</text:p>
          </table:table-cell>
          <table:table-cell table:number-columns-repeated="2"/>
          <table:table-cell office:value-type="string" calcext:value-type="string">
            <text:p>25MB</text:p>
          </table:table-cell>
          <table:table-cell office:value-type="string" calcext:value-type="string">
            <text:p>Insert</text:p>
          </table:table-cell>
          <table:table-cell office:value-type="float" office:value="2.145414059" calcext:value-type="float">
            <text:p>2.145414059</text:p>
          </table:table-cell>
          <table:table-cell office:value-type="float" office:value="1.060889118" calcext:value-type="float">
            <text:p>1.060889118</text:p>
          </table:table-cell>
          <table:table-cell office:value-type="float" office:value="1.087000448" calcext:value-type="float">
            <text:p>1.087000448</text:p>
          </table:table-cell>
          <table:table-cell office:value-type="float" office:value="1.059768286" calcext:value-type="float">
            <text:p>1.059768286</text:p>
          </table:table-cell>
          <table:table-cell office:value-type="float" office:value="1.069783497" calcext:value-type="float">
            <text:p>1.069783497</text:p>
          </table:table-cell>
          <table:table-cell table:formula="of:=AVERAGE([.H11:.L11])" office:value-type="float" office:value="1.2845710816" calcext:value-type="float">
            <text:p>1.2845710816</text:p>
          </table:table-cell>
          <table:table-cell table:formula="of:=STDEV([.H11:.L11])" office:value-type="float" office:value="0.481349252426923" calcext:value-type="float">
            <text:p>0.481349252426923</text:p>
          </table:table-cell>
          <table:table-cell table:number-columns-repeated="16370"/>
        </table:table-row>
        <table:table-row table:style-name="ro1">
          <table:table-cell table:number-columns-repeated="5"/>
          <table:table-cell office:value-type="string" calcext:value-type="string">
            <text:p>100MB</text:p>
          </table:table-cell>
          <table:table-cell office:value-type="string" calcext:value-type="string">
            <text:p>Insert</text:p>
          </table:table-cell>
          <table:table-cell office:value-type="float" office:value="1.744681776" calcext:value-type="float">
            <text:p>1.744681776</text:p>
          </table:table-cell>
          <table:table-cell office:value-type="float" office:value="1.815144716" calcext:value-type="float">
            <text:p>1.815144716</text:p>
          </table:table-cell>
          <table:table-cell office:value-type="float" office:value="1.653655342" calcext:value-type="float">
            <text:p>1.653655342</text:p>
          </table:table-cell>
          <table:table-cell office:value-type="float" office:value="2.030490398" calcext:value-type="float">
            <text:p>2.030490398</text:p>
          </table:table-cell>
          <table:table-cell office:value-type="float" office:value="1.823074494" calcext:value-type="float">
            <text:p>1.823074494</text:p>
          </table:table-cell>
          <table:table-cell table:formula="of:=AVERAGE([.H12:.L12])" office:value-type="float" office:value="1.8134093452" calcext:value-type="float">
            <text:p>1.8134093452</text:p>
          </table:table-cell>
          <table:table-cell table:formula="of:=STDEV([.H12:.L12])" office:value-type="float" office:value="0.139163061194829" calcext:value-type="float">
            <text:p>0.139163061194829</text:p>
          </table:table-cell>
          <table:table-cell table:number-columns-repeated="16370"/>
        </table:table-row>
        <table:table-row table:style-name="ro1">
          <table:table-cell/>
          <table:table-cell table:style-name="ce1" office:value-type="string" calcext:value-type="string">
            <text:p>File size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Time</text:p>
          </table:table-cell>
          <table:table-cell/>
          <table:table-cell office:value-type="string" calcext:value-type="string">
            <text:p>100MB</text:p>
          </table:table-cell>
          <table:table-cell office:value-type="string" calcext:value-type="string">
            <text:p>Read</text:p>
          </table:table-cell>
          <table:table-cell office:value-type="float" office:value="2.360259933" calcext:value-type="float">
            <text:p>2.360259933</text:p>
          </table:table-cell>
          <table:table-cell office:value-type="float" office:value="2.551546925" calcext:value-type="float">
            <text:p>2.551546925</text:p>
          </table:table-cell>
          <table:table-cell office:value-type="float" office:value="2.354912068" calcext:value-type="float">
            <text:p>2.354912068</text:p>
          </table:table-cell>
          <table:table-cell office:value-type="float" office:value="2.4266221" calcext:value-type="float">
            <text:p>2.4266221</text:p>
          </table:table-cell>
          <table:table-cell office:value-type="float" office:value="2.390181491" calcext:value-type="float">
            <text:p>2.390181491</text:p>
          </table:table-cell>
          <table:table-cell table:formula="of:=AVERAGE([.H13:.L13])" office:value-type="float" office:value="2.4167045034" calcext:value-type="float">
            <text:p>2.4167045034</text:p>
          </table:table-cell>
          <table:table-cell table:formula="of:=STDEV([.H13:.L13])" office:value-type="float" office:value="0.0806049039642544" calcext:value-type="float">
            <text:p>0.080604903964254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1KB</text:p>
          </table:table-cell>
          <table:table-cell office:value-type="string" calcext:value-type="string">
            <text:p>Read</text:p>
          </table:table-cell>
          <table:table-cell office:value-type="float" office:value="1.814941174" calcext:value-type="float">
            <text:p>1.814941174</text:p>
          </table:table-cell>
          <table:table-cell office:value-type="float" office:value="1.827563003" calcext:value-type="float">
            <text:p>1.827563003</text:p>
          </table:table-cell>
          <table:table-cell office:value-type="float" office:value="1.823136649" calcext:value-type="float">
            <text:p>1.823136649</text:p>
          </table:table-cell>
          <table:table-cell office:value-type="float" office:value="1.807623252" calcext:value-type="float">
            <text:p>1.807623252</text:p>
          </table:table-cell>
          <table:table-cell office:value-type="float" office:value="1.8" calcext:value-type="float">
            <text:p>1.8</text:p>
          </table:table-cell>
          <table:table-cell table:formula="of:=AVERAGE([.H14:.L14])" office:value-type="float" office:value="1.8146528156" calcext:value-type="float">
            <text:p>1.8146528156</text:p>
          </table:table-cell>
          <table:table-cell table:formula="of:=STDEV([.H14:.L14])" office:value-type="float" office:value="0.0112121729366231" calcext:value-type="float">
            <text:p>0.011212172936623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Insert</text:p>
          </table:table-cell>
          <table:table-cell table:number-columns-repeated="2"/>
          <table:table-cell office:value-type="string" calcext:value-type="string">
            <text:p>1MB</text:p>
          </table:table-cell>
          <table:table-cell office:value-type="string" calcext:value-type="string">
            <text:p>Read</text:p>
          </table:table-cell>
          <table:table-cell office:value-type="float" office:value="1.830809145" calcext:value-type="float">
            <text:p>1.830809145</text:p>
          </table:table-cell>
          <table:table-cell office:value-type="float" office:value="1.812569303" calcext:value-type="float">
            <text:p>1.812569303</text:p>
          </table:table-cell>
          <table:table-cell office:value-type="float" office:value="1.811525017" calcext:value-type="float">
            <text:p>1.811525017</text:p>
          </table:table-cell>
          <table:table-cell office:value-type="float" office:value="1.817958248" calcext:value-type="float">
            <text:p>1.817958248</text:p>
          </table:table-cell>
          <table:table-cell office:value-type="float" office:value="1.715244351" calcext:value-type="float">
            <text:p>1.715244351</text:p>
          </table:table-cell>
          <table:table-cell table:formula="of:=AVERAGE([.H15:.L15])" office:value-type="float" office:value="1.7976212128" calcext:value-type="float">
            <text:p>1.7976212128</text:p>
          </table:table-cell>
          <table:table-cell table:formula="of:=STDEV([.H15:.L15])" office:value-type="float" office:value="0.0466844256051025" calcext:value-type="float">
            <text:p>0.046684425605102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25MB</text:p>
          </table:table-cell>
          <table:table-cell office:value-type="string" calcext:value-type="string">
            <text:p>Read</text:p>
          </table:table-cell>
          <table:table-cell office:value-type="float" office:value="1.757953387" calcext:value-type="float">
            <text:p>1.757953387</text:p>
          </table:table-cell>
          <table:table-cell office:value-type="float" office:value="1.70126402" calcext:value-type="float">
            <text:p>1.70126402</text:p>
          </table:table-cell>
          <table:table-cell office:value-type="float" office:value="1.789702372" calcext:value-type="float">
            <text:p>1.789702372</text:p>
          </table:table-cell>
          <table:table-cell office:value-type="float" office:value="1.744254289" calcext:value-type="float">
            <text:p>1.744254289</text:p>
          </table:table-cell>
          <table:table-cell office:value-type="float" office:value="1.7" calcext:value-type="float">
            <text:p>1.7</text:p>
          </table:table-cell>
          <table:table-cell table:formula="of:=AVERAGE([.H16:.L16])" office:value-type="float" office:value="1.7386348136" calcext:value-type="float">
            <text:p>1.7386348136</text:p>
          </table:table-cell>
          <table:table-cell table:formula="of:=STDEV([.H16:.L16])" office:value-type="float" office:value="0.0384119328435851" calcext:value-type="float">
            <text:p>0.038411932843585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64B</text:p>
          </table:table-cell>
          <table:table-cell office:value-type="string" calcext:value-type="string">
            <text:p>Read</text:p>
          </table:table-cell>
          <table:table-cell office:value-type="float" office:value="1.819834542" calcext:value-type="float">
            <text:p>1.819834542</text:p>
          </table:table-cell>
          <table:table-cell office:value-type="float" office:value="1.823351989" calcext:value-type="float">
            <text:p>1.823351989</text:p>
          </table:table-cell>
          <table:table-cell office:value-type="float" office:value="1.809889569" calcext:value-type="float">
            <text:p>1.809889569</text:p>
          </table:table-cell>
          <table:table-cell office:value-type="float" office:value="1.829324808" calcext:value-type="float">
            <text:p>1.829324808</text:p>
          </table:table-cell>
          <table:table-cell office:value-type="float" office:value="1.826352956" calcext:value-type="float">
            <text:p>1.826352956</text:p>
          </table:table-cell>
          <table:table-cell table:formula="of:=AVERAGE([.H17:.L17])" office:value-type="float" office:value="1.8217507728" calcext:value-type="float">
            <text:p>1.8217507728</text:p>
          </table:table-cell>
          <table:table-cell table:formula="of:=STDEV([.H17:.L17])" office:value-type="float" office:value="0.00750783072532181" calcext:value-type="float">
            <text:p>0.0075078307253218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5MB</text:p>
          </table:table-cell>
          <table:table-cell office:value-type="string" calcext:value-type="string">
            <text:p>Read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500MB</text:p>
          </table:table-cell>
          <table:table-cell office:value-type="string" calcext:value-type="string">
            <text:p>Read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Large dataset</text:p>
          </table:table-cell>
          <table:table-cell office:value-type="string" calcext:value-type="string">
            <text:p>use wikipedia archive (1GB+)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# Machines</text:p>
          </table:table-cell>
          <table:table-cell table:style-name="ce1" office:value-type="string" calcext:value-type="string">
            <text:p>Time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office:value-type="string" calcext:value-type="string">
            <text:p>Wikicorpus</text:p>
          </table:table-cell>
          <table:table-cell table:number-columns-repeated="16369"/>
        </table:table-row>
        <table:table-row table:style-name="ro1">
          <table:table-cell table:number-columns-repeated="14"/>
          <table:table-cell office:value-type="string" calcext:value-type="string">
            <text:p>4 machines</text:p>
          </table:table-cell>
          <table:table-cell office:value-type="string" calcext:value-type="string">
            <text:p>8 machines</text:p>
          </table:table-cell>
          <table:table-cell table:number-columns-repeated="16368"/>
        </table:table-row>
        <table:table-row table:style-name="ro1">
          <table:table-cell/>
          <table:table-cell table:style-name="ce1" office:value-type="string" calcext:value-type="string">
            <text:p>Read-Wait</text:p>
          </table:table-cell>
          <table:table-cell office:value-type="string" calcext:value-type="string">
            <text:p>Pick file with 30s read/write time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office:value-type="string" calcext:value-type="string">
            <text:p>6 GB</text:p>
          </table:table-cell>
          <table:table-cell table:number-columns-repeated="6"/>
          <table:table-cell office:value-type="float" office:value="15.700449421" calcext:value-type="float">
            <text:p>15.700449421</text:p>
          </table:table-cell>
          <table:table-cell office:value-type="float" office:value="14.413192011" calcext:value-type="float">
            <text:p>14.41319201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Time taken for last reader to finish, when already one reader is reading</text:p>
          </table:table-cell>
          <table:table-cell table:number-columns-repeated="4"/>
          <table:table-cell office:value-type="string" calcext:value-type="string">
            <text:p>write time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4.674579881" calcext:value-type="float">
            <text:p>14.674579881</text:p>
          </table:table-cell>
          <table:table-cell office:value-type="float" office:value="13.408751797" calcext:value-type="float">
            <text:p>13.408751797</text:p>
          </table:table-cell>
          <table:table-cell table:number-columns-repeated="16368"/>
        </table:table-row>
        <table:table-row table:style-name="ro1">
          <table:table-cell table:number-columns-repeated="6"/>
          <table:table-cell office:value-type="string" calcext:value-type="string">
            <text:p>read time</text:p>
          </table:table-cell>
          <table:table-cell office:value-type="float" office:value="33.6" calcext:value-type="float">
            <text:p>33.6</text:p>
          </table:table-cell>
          <table:table-cell table:number-columns-repeated="6"/>
          <table:table-cell office:value-type="float" office:value="10.7358595" calcext:value-type="float">
            <text:p>10.7358595</text:p>
          </table:table-cell>
          <table:table-cell office:value-type="float" office:value="14.611833991" calcext:value-type="float">
            <text:p>14.611833991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" office:value-type="string" calcext:value-type="string">
            <text:p>Actual finish time</text:p>
          </table:table-cell>
          <table:table-cell table:number-columns-repeated="10"/>
          <table:table-cell office:value-type="float" office:value="14.752452153" calcext:value-type="float">
            <text:p>14.752452153</text:p>
          </table:table-cell>
          <table:table-cell office:value-type="float" office:value="15.185834528" calcext:value-type="float">
            <text:p>15.185834528</text:p>
          </table:table-cell>
          <table:table-cell table:number-columns-repeated="16368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# read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</text:p>
          </table:table-cell>
          <table:table-cell table:style-name="ce1" office:value-type="string" calcext:value-type="string">
            <text:p>Ideal finish time</text:p>
          </table:table-cell>
          <table:table-cell table:style-name="ce1" office:value-type="string" calcext:value-type="string">
            <text:p>Overhea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4" office:value-type="float" office:value="33.305726831" calcext:value-type="float">
            <text:p>33.305726831</text:p>
          </table:table-cell>
          <table:table-cell office:value-type="float" office:value="34.545846946" calcext:value-type="float">
            <text:p>34.545846946</text:p>
          </table:table-cell>
          <table:table-cell office:value-type="float" office:value="33.5" calcext:value-type="float">
            <text:p>33.5</text:p>
          </table:table-cell>
          <table:table-cell table:formula="of:=AVERAGE([.D32:.F32])" office:value-type="float" office:value="33.7838579256667" calcext:value-type="float">
            <text:p>33.7838579256667</text:p>
          </table:table-cell>
          <table:table-cell table:formula="of:=STDEV([.D32:.F32])" office:value-type="float" office:value="0.667012718304339" calcext:value-type="float">
            <text:p>0.667012718304339</text:p>
          </table:table-cell>
          <table:table-cell office:value-type="float" office:value="30" calcext:value-type="float">
            <text:p>30</text:p>
          </table:table-cell>
          <table:table-cell table:formula="of:=[.G32]-[.I32]" office:value-type="float" office:value="3.78385792566667" calcext:value-type="float">
            <text:p>3.78385792566667</text:p>
          </table:table-cell>
          <table:table-cell table:number-columns-repeated="4"/>
          <table:table-cell office:value-type="float" office:value="14.862369807" calcext:value-type="float">
            <text:p>14.862369807</text:p>
          </table:table-cell>
          <table:table-cell office:value-type="float" office:value="15.416228404" calcext:value-type="float">
            <text:p>15.416228404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float" office:value="60.786302015" calcext:value-type="float">
            <text:p>60.786302015</text:p>
          </table:table-cell>
          <table:table-cell office:value-type="float" office:value="68.13951022" calcext:value-type="float">
            <text:p>68.13951022</text:p>
          </table:table-cell>
          <table:table-cell office:value-type="float" office:value="62" calcext:value-type="float">
            <text:p>62</text:p>
          </table:table-cell>
          <table:table-cell table:formula="of:=AVERAGE([.D33:.F33])" office:value-type="float" office:value="63.6419374116667" calcext:value-type="float">
            <text:p>63.6419374116667</text:p>
          </table:table-cell>
          <table:table-cell table:formula="of:=STDEV([.D33:.F33])" office:value-type="float" office:value="3.94200286331616" calcext:value-type="float">
            <text:p>3.94200286331616</text:p>
          </table:table-cell>
          <table:table-cell office:value-type="float" office:value="60" calcext:value-type="float">
            <text:p>60</text:p>
          </table:table-cell>
          <table:table-cell table:formula="of:=[.G33]-[.I33]" office:value-type="float" office:value="3.64193741166667" calcext:value-type="float">
            <text:p>3.6419374116666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float" office:value="62.931929361" calcext:value-type="float">
            <text:p>62.931929361</text:p>
          </table:table-cell>
          <table:table-cell office:value-type="float" office:value="69.671784956" calcext:value-type="float">
            <text:p>69.671784956</text:p>
          </table:table-cell>
          <table:table-cell office:value-type="float" office:value="65" calcext:value-type="float">
            <text:p>65</text:p>
          </table:table-cell>
          <table:table-cell table:formula="of:=AVERAGE([.D34:.F34])" office:value-type="float" office:value="65.8679047723334" calcext:value-type="float">
            <text:p>65.8679047723334</text:p>
          </table:table-cell>
          <table:table-cell table:formula="of:=STDEV([.D34:.F34])" office:value-type="float" office:value="3.45273187211843" calcext:value-type="float">
            <text:p>3.45273187211843</text:p>
          </table:table-cell>
          <table:table-cell office:value-type="float" office:value="60" calcext:value-type="float">
            <text:p>60</text:p>
          </table:table-cell>
          <table:table-cell table:formula="of:=[.G34]-[.I34]" office:value-type="float" office:value="5.86790477233335" calcext:value-type="float">
            <text:p>5.86790477233335</text:p>
          </table:table-cell>
          <table:table-cell table:number-columns-repeated="3"/>
          <table:table-cell office:value-type="string" calcext:value-type="string">
            <text:p>avg</text:p>
          </table:table-cell>
          <table:table-cell table:formula="of:=AVERAGE([.O27:.O32])" office:value-type="float" office:value="14.1451421524" calcext:value-type="float">
            <text:p>14.1451421524</text:p>
          </table:table-cell>
          <table:table-cell table:formula="of:=AVERAGE([.P27:.P32])" office:value-type="float" office:value="14.6071681462" calcext:value-type="float">
            <text:p>14.6071681462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float" office:value="99.236038559" calcext:value-type="float">
            <text:p>99.236038559</text:p>
          </table:table-cell>
          <table:table-cell office:value-type="float" office:value="91.806099707" calcext:value-type="float">
            <text:p>91.806099707</text:p>
          </table:table-cell>
          <table:table-cell office:value-type="float" office:value="92" calcext:value-type="float">
            <text:p>92</text:p>
          </table:table-cell>
          <table:table-cell table:formula="of:=AVERAGE([.D35:.F35])" office:value-type="float" office:value="94.347379422" calcext:value-type="float">
            <text:p>94.347379422</text:p>
          </table:table-cell>
          <table:table-cell table:formula="of:=STDEV([.D35:.F35])" office:value-type="float" office:value="4.23481291785559" calcext:value-type="float">
            <text:p>4.23481291785559</text:p>
          </table:table-cell>
          <table:table-cell office:value-type="float" office:value="90" calcext:value-type="float">
            <text:p>90</text:p>
          </table:table-cell>
          <table:table-cell table:formula="of:=[.G35]-[.I35]" office:value-type="float" office:value="4.347379422" calcext:value-type="float">
            <text:p>4.347379422</text:p>
          </table:table-cell>
          <table:table-cell table:number-columns-repeated="3"/>
          <table:table-cell office:value-type="string" calcext:value-type="string">
            <text:p>std</text:p>
          </table:table-cell>
          <table:table-cell table:formula="of:=STDEV([.O27:.O32])" office:value-type="float" office:value="1.94972652938383" calcext:value-type="float">
            <text:p>1.94972652938383</text:p>
          </table:table-cell>
          <table:table-cell table:formula="of:=STDEV([.P27:.P32])" office:value-type="float" office:value="0.784742559592251" calcext:value-type="float">
            <text:p>0.784742559592251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float" office:value="102.642486501" calcext:value-type="float">
            <text:p>102.642486501</text:p>
          </table:table-cell>
          <table:table-cell office:value-type="float" office:value="103.412148969" calcext:value-type="float">
            <text:p>103.412148969</text:p>
          </table:table-cell>
          <table:table-cell office:value-type="float" office:value="102.5" calcext:value-type="float">
            <text:p>102.5</text:p>
          </table:table-cell>
          <table:table-cell table:formula="of:=AVERAGE([.D36:.F36])" office:value-type="float" office:value="102.851545156667" calcext:value-type="float">
            <text:p>102.851545156667</text:p>
          </table:table-cell>
          <table:table-cell table:formula="of:=STDEV([.D36:.F36])" office:value-type="float" office:value="0.490696521837892" calcext:value-type="float">
            <text:p>0.490696521837892</text:p>
          </table:table-cell>
          <table:table-cell office:value-type="float" office:value="90" calcext:value-type="float">
            <text:p>90</text:p>
          </table:table-cell>
          <table:table-cell table:formula="of:=[.G36]-[.I36]" office:value-type="float" office:value="12.8515451566667" calcext:value-type="float">
            <text:p>12.8515451566667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Write-Read</text:p>
          </table:table-cell>
          <table:table-cell office:value-type="string" calcext:value-type="string">
            <text:p>1W + 1R + n Writers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File size</text:p>
          </table:table-cell>
          <table:table-cell office:value-type="string" calcext:value-type="string">
            <text:p>5.0 GB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Typical-read time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Typical-write time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# writers</text:p>
          </table:table-cell>
          <table:table-cell table:style-name="ce1" office:value-type="string" calcext:value-type="string">
            <text:p>Actual finish time</text:p>
          </table:table-cell>
          <table:table-cell/>
          <table:table-cell office:value-type="string" calcext:value-type="string">
            <text:p>Avg</text:p>
          </table:table-cell>
          <table:table-cell table:style-name="ce1" office:value-type="string" calcext:value-type="string">
            <text:p>Ideal finish time</text:p>
          </table:table-cell>
          <table:table-cell table:style-name="ce1" office:value-type="string" calcext:value-type="string">
            <text:p>Overhead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formula="of:=AVERAGE([.C45:.D45])" office:value-type="float" office:value="136.5" calcext:value-type="float">
            <text:p>136.5</text:p>
          </table:table-cell>
          <table:table-cell table:formula="of:=53+53*[.B45]+26" office:value-type="float" office:value="132" calcext:value-type="float">
            <text:p>132</text:p>
          </table:table-cell>
          <table:table-cell table:formula="of:=[.E45]-[.F45]" office:value-type="float" office:value="4.5" calcext:value-type="float">
            <text:p>4.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table:formula="of:=AVERAGE([.C46:.D46])" office:value-type="float" office:value="185" calcext:value-type="float">
            <text:p>185</text:p>
          </table:table-cell>
          <table:table-cell table:formula="of:=53+53*[.B46]+26" office:value-type="float" office:value="185" calcext:value-type="float">
            <text:p>185</text:p>
          </table:table-cell>
          <table:table-cell table:formula="of:=[.E46]-[.F46]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table:formula="of:=AVERAGE([.C47:.D47])" office:value-type="float" office:value="246.5" calcext:value-type="float">
            <text:p>246.5</text:p>
          </table:table-cell>
          <table:table-cell table:formula="of:=53+53*[.B47]+26" office:value-type="float" office:value="238" calcext:value-type="float">
            <text:p>238</text:p>
          </table:table-cell>
          <table:table-cell table:formula="of:=[.E47]-[.F47]" office:value-type="float" office:value="8.5" calcext:value-type="float">
            <text:p>8.5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*60+45" office:value-type="float" office:value="285" calcext:value-type="float">
            <text:p>285</text:p>
          </table:table-cell>
          <table:table-cell office:value-type="float" office:value="305" calcext:value-type="float">
            <text:p>305</text:p>
          </table:table-cell>
          <table:table-cell table:formula="of:=AVERAGE([.C48:.D48])" office:value-type="float" office:value="295" calcext:value-type="float">
            <text:p>295</text:p>
          </table:table-cell>
          <table:table-cell table:formula="of:=53+53*[.B48]+26" office:value-type="float" office:value="291" calcext:value-type="float">
            <text:p>291</text:p>
          </table:table-cell>
          <table:table-cell table:formula="of:=[.E48]-[.F48]"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7" calcext:value-type="float">
            <text:p>327</text:p>
          </table:table-cell>
          <table:table-cell office:value-type="float" office:value="357" calcext:value-type="float">
            <text:p>357</text:p>
          </table:table-cell>
          <table:table-cell table:formula="of:=AVERAGE([.C49:.D49])" office:value-type="float" office:value="342" calcext:value-type="float">
            <text:p>342</text:p>
          </table:table-cell>
          <table:table-cell table:formula="of:=53+53*[.B49]+26" office:value-type="float" office:value="344" calcext:value-type="float">
            <text:p>344</text:p>
          </table:table-cell>
          <table:table-cell table:formula="of:=[.E49]-[.F49]" office:value-type="float" office:value="-2" calcext:value-type="float">
            <text:p>-2</text:p>
          </table:table-cell>
          <table:table-cell table:number-columns-repeated="16377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2:49:50.450390765</meta:creation-date>
    <dc:date>2023-10-30T14:59:54.001046069</dc:date>
    <meta:editing-duration>P1DT15H27M36S</meta:editing-duration>
    <meta:editing-cycles>109</meta:editing-cycles>
    <meta:generator>LibreOffice/7.4.7.2$Linux_X86_64 LibreOffice_project/40$Build-2</meta:generator>
    <meta:document-statistic meta:table-count="1" meta:cell-count="28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N13:Sheet1.N17" chart:error-lower-range="Sheet1.N13:Sheet1.N17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N13:Sheet1.N17" chart:error-lower-range="Sheet1.N13:Sheet1.N17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8.995cm" xlink:href=".." xlink:type="simple" chart:class="chart:line" chart:style-name="ch1">
        <chart:title svg:x="6.955cm" svg:y="0.315cm" chart:style-name="ch2">
          <text:p>Op Times</text:p>
        </chart:title>
        <chart:legend chart:legend-position="end" svg:x="13.633cm" svg:y="3.7cm" style:legend-expansion="high" chart:style-name="ch3"/>
        <chart:plot-area chart:style-name="ch4" table:cell-range-address="Sheet1.F5:Sheet1.F8 Sheet1.M5:Sheet1.M17" chart:data-source-has-labels="both" svg:x="1.331cm" svg:y="1.273cm" svg:width="11.982cm" svg:height="6.562cm">
          <chart:coordinate-region svg:x="2.058cm" svg:y="1.472cm" svg:width="11.255cm" svg:height="5.716cm"/>
          <chart:axis chart:dimension="x" chart:name="primary-x" chart:style-name="ch5" chartooo:axis-type="auto">
            <chartooo:date-scale/>
            <chart:title svg:x="6.669cm" svg:y="8.014cm" chart:style-name="ch6">
              <text:p>File size</text:p>
            </chart:title>
            <chart:categories table:cell-range-address="Sheet1.F5:Sheet1.F8"/>
          </chart:axis>
          <chart:axis chart:dimension="y" chart:name="primary-y" chart:style-name="ch5">
            <chart:title svg:x="0.451cm" svg:y="6.014cm" chart:style-name="ch7">
              <text:p>Average Time (sec)</text:p>
            </chart:title>
            <chart:grid chart:style-name="ch8" chart:class="major"/>
          </chart:axis>
          <chart:series chart:style-name="ch9" chart:values-cell-range-address="Sheet1.M5:Sheet1.M8" loext:label-string="update" chart:class="chart:line">
            <chart:data-point chart:repeated="4"/>
          </chart:series>
          <chart:series chart:style-name="ch10" chart:values-cell-range-address="Sheet1.M9:Sheet1.M12" loext:label-string="insert" chart:class="chart:line">
            <chart:data-point chart:repeated="4"/>
          </chart:series>
          <chart:series chart:style-name="ch11" chart:values-cell-range-address="Sheet1.M13:Sheet1.M17" loext:label-string="read" chart:class="chart:line">
            <chart:error-indicator chart:style-name="ch12" chart:dimension="y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</text:p>
              </table:table-cell>
              <table:table-cell office:value-type="string">
                <text:p>insert</text:p>
              </table:table-cell>
              <table:table-cell office:value-type="string">
                <text:p>read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64B</text:p>
                <draw:g>
                  <svg:desc>Sheet1.F5:Sheet1.F8</svg:desc>
                </draw:g>
              </table:table-cell>
              <table:table-cell office:value-type="float" office:value="0.6155897372">
                <text:p>0.6155897372</text:p>
                <draw:g>
                  <svg:desc>Sheet1.M5:Sheet1.M8</svg:desc>
                </draw:g>
              </table:table-cell>
              <table:table-cell office:value-type="float" office:value="0.8677907466">
                <text:p>0.8677907466</text:p>
                <draw:g>
                  <svg:desc>Sheet1.M9:Sheet1.M12</svg:desc>
                </draw:g>
              </table:table-cell>
              <table:table-cell office:value-type="float" office:value="2.4167045034">
                <text:p>2.4167045034</text:p>
                <draw:g>
                  <svg:desc>Sheet1.M13:Sheet1.M17</svg:desc>
                </draw:g>
              </table:table-cell>
              <table:table-cell office:value-type="float" office:value="0.0806049039642544">
                <text:p>0.0806049039642544</text:p>
                <draw:g>
                  <svg:desc>Sheet1.N13:Sheet1.N17</svg:desc>
                </draw:g>
              </table:table-cell>
              <table:table-cell office:value-type="float" office:value="0.0806049039642544">
                <text:p>0.0806049039642544</text:p>
                <draw:g>
                  <svg:desc>Sheet1.N13:Sheet1.N17</svg:desc>
                </draw:g>
              </table:table-cell>
            </table:table-row>
            <table:table-row>
              <table:table-cell office:value-type="string">
                <text:p>1KB</text:p>
              </table:table-cell>
              <table:table-cell office:value-type="float" office:value="0.3611991014">
                <text:p>0.3611991014</text:p>
              </table:table-cell>
              <table:table-cell office:value-type="float" office:value="0.8690514192">
                <text:p>0.8690514192</text:p>
              </table:table-cell>
              <table:table-cell office:value-type="float" office:value="1.8146528156">
                <text:p>1.8146528156</text:p>
              </table:table-cell>
              <table:table-cell office:value-type="float" office:value="0.0112121729366231">
                <text:p>0.0112121729366231</text:p>
              </table:table-cell>
              <table:table-cell office:value-type="float" office:value="0.0112121729366231">
                <text:p>0.0112121729366231</text:p>
              </table:table-cell>
            </table:table-row>
            <table:table-row>
              <table:table-cell office:value-type="string">
                <text:p>1MB</text:p>
              </table:table-cell>
              <table:table-cell office:value-type="float" office:value="0.5239989466">
                <text:p>0.5239989466</text:p>
              </table:table-cell>
              <table:table-cell office:value-type="float" office:value="1.2845710816">
                <text:p>1.2845710816</text:p>
              </table:table-cell>
              <table:table-cell office:value-type="float" office:value="1.7976212128">
                <text:p>1.7976212128</text:p>
              </table:table-cell>
              <table:table-cell office:value-type="float" office:value="0.0466844256051025">
                <text:p>0.0466844256051025</text:p>
              </table:table-cell>
              <table:table-cell office:value-type="float" office:value="0.0466844256051025">
                <text:p>0.0466844256051025</text:p>
              </table:table-cell>
            </table:table-row>
            <table:table-row>
              <table:table-cell office:value-type="string">
                <text:p>25MB</text:p>
              </table:table-cell>
              <table:table-cell office:value-type="float" office:value="1.520913886">
                <text:p>1.520913886</text:p>
              </table:table-cell>
              <table:table-cell office:value-type="float" office:value="1.8134093452">
                <text:p>1.8134093452</text:p>
              </table:table-cell>
              <table:table-cell office:value-type="float" office:value="1.7386348136">
                <text:p>1.7386348136</text:p>
              </table:table-cell>
              <table:table-cell office:value-type="float" office:value="0.0384119328435851">
                <text:p>0.0384119328435851</text:p>
              </table:table-cell>
              <table:table-cell office:value-type="float" office:value="0.0384119328435851">
                <text:p>0.03841193284358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17507728">
                <text:p>1.8217507728</text:p>
              </table:table-cell>
              <table:table-cell office:value-type="float" office:value="0.00750783072532181">
                <text:p>0.00750783072532181</text:p>
              </table:table-cell>
              <table:table-cell office:value-type="float" office:value="0.00750783072532181">
                <text:p>0.007507830725321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 chart:error-category="cell-range" chart:error-upper-range="Sheet1.O35:Sheet1.P35" chart:error-lower-range="Sheet1.O35:Sheet1.P35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O35:Sheet1.P35" chart:error-lower-range="Sheet1.O35:Sheet1.P3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O35:Sheet1.P35" chart:error-lower-range="Sheet1.O35:Sheet1.P35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9cm" svg:height="8.995cm" xlink:href=".." xlink:type="simple" chart:class="chart:line" chart:style-name="ch1">
        <chart:title svg:x="6.571cm" svg:y="0.315cm" chart:style-name="ch2">
          <text:p>Large dataset</text:p>
        </chart:title>
        <chart:legend chart:legend-position="end" svg:x="13.527cm" svg:y="4.198cm" style:legend-expansion="high" chart:style-name="ch3"/>
        <chart:plot-area chart:style-name="ch4" table:cell-range-address="Sheet1.O34:Sheet1.P34" svg:x="1.257cm" svg:y="1.274cm" svg:width="12.462cm" svg:height="6.56cm">
          <chart:coordinate-region svg:x="2.169cm" svg:y="1.473cm" svg:width="11.456cm" svg:height="5.714cm"/>
          <chart:axis chart:dimension="x" chart:name="primary-x" chart:style-name="ch5">
            <chart:title svg:x="6.597cm" svg:y="8.013cm" chart:style-name="ch6">
              <text:p># Machines</text:p>
            </chart:title>
          </chart:axis>
          <chart:axis chart:dimension="y" chart:name="primary-y" chart:style-name="ch5">
            <chart:title svg:x="0.377cm" svg:y="5.881cm" chart:style-name="ch7">
              <text:p>Upload time (sec)</text:p>
            </chart:title>
            <chart:grid chart:style-name="ch8" chart:class="major"/>
          </chart:axis>
          <chart:series chart:style-name="ch9" chart:values-cell-range-address="Sheet1.O34:Sheet1.P34" chart:class="chart:line">
            <chart:error-indicator chart:style-name="ch10" chart:dimension="y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4.1451421524">
                <text:p>14.1451421524</text:p>
                <draw:g>
                  <svg:desc>Sheet1.O34:Sheet1.P34</svg:desc>
                </draw:g>
              </table:table-cell>
              <table:table-cell office:value-type="float" office:value="14.6071681462">
                <text:p>14.6071681462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94972652938383">
                <text:p>1.94972652938383</text:p>
                <draw:g>
                  <svg:desc>Sheet1.O35:Sheet1.P35</svg:desc>
                </draw:g>
              </table:table-cell>
              <table:table-cell office:value-type="float" office:value="0.784742559592251">
                <text:p>0.784742559592251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94972652938383">
                <text:p>1.94972652938383</text:p>
                <draw:g>
                  <svg:desc>Sheet1.O35:Sheet1.P35</svg:desc>
                </draw:g>
              </table:table-cell>
              <table:table-cell office:value-type="float" office:value="0.784742559592251">
                <text:p>0.784742559592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32:Sheet1.H36" chart:error-lower-range="Sheet1.H32:Sheet1.H36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H32:Sheet1.H36" chart:error-lower-range="Sheet1.H32:Sheet1.H36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H32:Sheet1.H36" chart:error-lower-range="Sheet1.H32:Sheet1.H36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line" chart:style-name="ch1">
        <chart:title svg:x="5.261cm" svg:y="0.315cm" chart:style-name="ch2">
          <text:p>Read-Wait and Write-Read</text:p>
        </chart:title>
        <chart:legend chart:legend-position="end" svg:x="14.002cm" svg:y="4.199cm" style:legend-expansion="high" chart:style-name="ch3"/>
        <chart:plot-area chart:style-name="ch4" table:cell-range-address="Sheet1.G32:Sheet1.G36" chart:data-source-has-labels="row" svg:x="1.331cm" svg:y="1.273cm" svg:width="12.351cm" svg:height="6.563cm">
          <chart:coordinate-region svg:x="2.138cm" svg:y="1.472cm" svg:width="11.45cm" svg:height="5.717cm"/>
          <chart:axis chart:dimension="x" chart:name="primary-x" chart:style-name="ch5">
            <chart:title svg:x="6.033cm" svg:y="8.015cm" chart:style-name="ch6">
              <text:p># readers / # writers</text:p>
            </chart:title>
          </chart:axis>
          <chart:axis chart:dimension="y" chart:name="primary-y" chart:style-name="ch5">
            <chart:title svg:x="0.451cm" svg:y="5.789cm" chart:style-name="ch7">
              <text:p>Finish time (sec)</text:p>
            </chart:title>
            <chart:grid chart:style-name="ch8" chart:class="major"/>
          </chart:axis>
          <chart:series chart:style-name="ch9" chart:values-cell-range-address="Sheet1.G32:Sheet1.G36" loext:label-string="read" chart:class="chart:line">
            <chart:error-indicator chart:style-name="ch10" chart:dimension="y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7838579256667">
                <text:p>33.7838579256667</text:p>
                <draw:g>
                  <svg:desc>Sheet1.G32:Sheet1.G36</svg:desc>
                </draw:g>
              </table:table-cell>
              <table:table-cell office:value-type="float" office:value="0.667012718304339">
                <text:p>0.667012718304339</text:p>
                <draw:g>
                  <svg:desc>Sheet1.H32:Sheet1.H36</svg:desc>
                </draw:g>
              </table:table-cell>
              <table:table-cell office:value-type="float" office:value="0.667012718304339">
                <text:p>0.667012718304339</text:p>
                <draw:g>
                  <svg:desc>Sheet1.H32:Sheet1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.6419374116667">
                <text:p>63.6419374116667</text:p>
              </table:table-cell>
              <table:table-cell office:value-type="float" office:value="3.94200286331616">
                <text:p>3.94200286331616</text:p>
              </table:table-cell>
              <table:table-cell office:value-type="float" office:value="3.94200286331616">
                <text:p>3.942002863316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8679047723334">
                <text:p>65.8679047723334</text:p>
              </table:table-cell>
              <table:table-cell office:value-type="float" office:value="3.45273187211843">
                <text:p>3.45273187211843</text:p>
              </table:table-cell>
              <table:table-cell office:value-type="float" office:value="3.45273187211843">
                <text:p>3.452731872118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347379422">
                <text:p>94.347379422</text:p>
              </table:table-cell>
              <table:table-cell office:value-type="float" office:value="4.23481291785559">
                <text:p>4.23481291785559</text:p>
              </table:table-cell>
              <table:table-cell office:value-type="float" office:value="4.23481291785559">
                <text:p>4.23481291785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.851545156667">
                <text:p>102.851545156667</text:p>
              </table:table-cell>
              <table:table-cell office:value-type="float" office:value="0.490696521837892">
                <text:p>0.490696521837892</text:p>
              </table:table-cell>
              <table:table-cell office:value-type="float" office:value="0.490696521837892">
                <text:p>0.4906965218378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8.996cm" xlink:href=".." xlink:type="simple" chart:class="chart:line" chart:style-name="ch1">
        <chart:title svg:x="6.835cm" svg:y="0.315cm" chart:style-name="ch2">
          <text:p>Overheads</text:p>
        </chart:title>
        <chart:legend chart:legend-position="end" svg:x="13.208cm" svg:y="4.199cm" style:legend-expansion="high" chart:style-name="ch3"/>
        <chart:plot-area chart:style-name="ch4" table:cell-range-address="Sheet1.J32:Sheet1.J36" chart:data-source-has-labels="row" svg:x="1.331cm" svg:y="1.273cm" svg:width="11.557cm" svg:height="6.563cm">
          <chart:coordinate-region svg:x="1.952cm" svg:y="1.472cm" svg:width="10.842cm" svg:height="5.717cm"/>
          <chart:axis chart:dimension="x" chart:name="primary-x" chart:style-name="ch5">
            <chart:title svg:x="5.636cm" svg:y="8.015cm" chart:style-name="ch6">
              <text:p># readers / # writers</text:p>
            </chart:title>
          </chart:axis>
          <chart:axis chart:dimension="y" chart:name="primary-y" chart:style-name="ch5">
            <chart:title svg:x="0.451cm" svg:y="6.04cm" chart:style-name="ch7">
              <text:p>overhead time (sec)</text:p>
            </chart:title>
            <chart:grid chart:style-name="ch8" chart:class="major"/>
          </chart:axis>
          <chart:series chart:style-name="ch9" chart:values-cell-range-address="Sheet1.J32:Sheet1.J36" loext:label-string="read_wait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_wai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78385792566667">
                <text:p>3.78385792566667</text:p>
                <draw:g>
                  <svg:desc>Sheet1.J32:Sheet1.J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4193741166667">
                <text:p>3.641937411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6790477233335">
                <text:p>5.867904772333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347379422">
                <text:p>4.3473794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8515451566667">
                <text:p>12.85154515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